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3" svg:font-family="'Liberation Sans'" style:font-family-generic="roman"/>
    <style:font-face style:name="CMU Serif2" svg:font-family="'CMU Serif'" style:font-family-generic="swiss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2.92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svg:stroke-linecap="butt" draw:fill="none" draw:textarea-vertical-align="middle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6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1.085cm"/>
      <style:paragraph-properties style:writing-mode="lr-tb"/>
    </style:style>
    <style:style style:name="gr7" style:family="graphic" style:parent-style-name="standard">
      <style:graphic-properties draw:stroke="none" draw:fill="none" fo:min-height="0.569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cm"/>
      <style:paragraph-properties style:writing-mode="lr-tb"/>
    </style:style>
    <style:style style:name="gr10" style:family="graphic" style:parent-style-name="standard">
      <style:graphic-properties draw:stroke="none" draw:fill="none" fo:min-height="0.543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3cm"/>
      <style:paragraph-properties style:writing-mode="lr-tb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cm" fo:min-width="0cm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9cm" fo:min-width="4cm"/>
      <style:paragraph-properties style:writing-mode="lr-tb"/>
    </style:style>
    <style:style style:name="gr15" style:family="graphic" style:parent-style-name="standard">
      <style:graphic-properties draw:stroke="none" draw:fill="none" fo:min-height="0.109cm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0cm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0.2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0cm"/>
      <style:paragraph-properties style:writing-mode="lr-tb"/>
    </style:style>
    <style:style style:name="gr2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2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4" style:family="paragraph">
      <loext:graphic-properties draw:fill="none"/>
      <style:paragraph-properties fo:text-align="center"/>
      <style:text-properties fo:font-size="13pt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13pt" style:font-style-asian="normal" style:font-name-complex="Liberation Sans2" style:font-size-complex="13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13pt" style:font-style-asian="normal" style:font-weight-asian="bold" style:font-name-complex="Liberation 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CMU Serif1" style:font-size-asian="13pt" style:font-style-asian="normal" style:font-weight-asian="bold" style:font-name-complex="CMU Serif1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CMU Serif1" style:font-size-asian="13pt" style:font-style-asian="normal" style:font-weight-asian="normal" style:font-name-complex="CMU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Noto Sans CJK SC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" fo:font-size="13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style:letter-kerning="true" style:font-name-asian="CMU Serif1" style:font-size-asian="13pt" style:font-style-asian="normal" style:font-weight-asian="normal" style:font-name-complex="CMU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6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MU Serif" fo:font-size="13pt" style:font-size-asian="20pt" style:font-size-complex="2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MU Serif" fo:font-size="13pt" style:font-size-asian="13pt" style:font-size-complex="13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position="-8% 58%" style:font-name="CMU Serif" fo:font-size="13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5cm" svg:height="1.25cm" svg:x="0.65cm" svg:y="3.05cm">
          <text:p text:style-name="P1"><text:span text:style-name="T1">a</text:span><text:span text:style-name="T2">δ</text:span><text:span text:style-name="T3">(a</text:span><text:span text:style-name="T4">2</text:span><text:span text:style-name="T5">δ</text:span><text:span text:style-name="T6">)</text:span><text:span text:style-name="T4">+</text:span><text:span text:style-name="T3">/a</text:span><text:span text:style-name="T4">3</text:span><text:span text:style-name="T5">δ</text:span><text:span text:style-name="T1">→a:0</text:span></text:p>
          <text:p text:style-name="P1"><text:span text:style-name="T1">a</text:span><text:span text:style-name="T5">δ</text:span><text:span text:style-name="T1">/a</text:span><text:span text:style-name="T2">δ</text:span><text:span text:style-name="T1">→</text:span><text:span text:style-name="T7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0.35cm" svg:height="0.45cm" svg:x="0.35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0.525cm" svg:y1="1.95cm" svg:x2="2.425cm" svg:y2="3.05cm" draw:start-shape="id1" draw:start-glue-point="2" draw:end-shape="id2" draw:end-glue-point="0" svg:d="M525 1950l1900 1100" svg:viewBox="0 0 1901 1101">
          <text:p/>
        </draw:connector>
        <draw:connector draw:style-name="gr4" draw:text-style-name="P3" draw:layer="layout" draw:type="line" svg:x1="3.125cm" svg:y1="1.951cm" svg:x2="2.425cm" svg:y2="3.05cm" draw:start-shape="id3" draw:start-glue-point="2" draw:end-shape="id2" draw:end-glue-point="0" svg:d="M3125 1951l-700 1099" svg:viewBox="0 0 701 1100">
          <text:p/>
        </draw:connector>
        <draw:frame draw:style-name="gr5" draw:text-style-name="P5" draw:layer="layout" svg:width="0.75cm" svg:height="0.81cm" svg:x="0cm" svg:y="3.24cm">
          <draw:text-box>
            <text:p text:style-name="P4"><text:span text:style-name="T8">w</text:span></text:p>
          </draw:text-box>
        </draw:frame>
        <draw:frame draw:style-name="gr6" draw:text-style-name="P8" draw:layer="layout" svg:width="4.75cm" svg:height="1.335cm" svg:x="0cm" svg:y="4.45cm">
          <draw:text-box>
            <text:p text:style-name="P6"><text:span text:style-name="T9">R</text:span><text:span text:style-name="T9">u</text:span><text:span text:style-name="T9">l</text:span><text:span text:style-name="T9">e </text:span><text:span text:style-name="T9">f</text:span><text:span text:style-name="T9">o</text:span><text:span text:style-name="T9">r </text:span><text:span text:style-name="T10">x</text:span><text:span text:style-name="T11">1,</text:span><text:span text:style-name="T11">...</text:span><text:span text:style-name="T11">,</text:span><text:span text:style-name="T10">x</text:span><text:span text:style-name="T12">δ,</text:span><text:span text:style-name="T10">y</text:span><text:span text:style-name="T11">1,</text:span><text:span text:style-name="T11">...</text:span><text:span text:style-name="T11">,</text:span><text:span text:style-name="T10">y</text:span><text:span text:style-name="T12">δ</text:span><text:span text:style-name="T13">:</text:span></text:p>
            <text:p text:style-name="P7"><text:span text:style-name="T6">a</text:span><text:span text:style-name="T6">/</text:span><text:span text:style-name="T6">a</text:span><text:span text:style-name="T6">→</text:span><text:span text:style-name="T14">a</text:span></text:p>
          </draw:text-box>
        </draw:frame>
        <draw:frame draw:style-name="gr7" draw:text-style-name="P9" draw:layer="layout" svg:width="4cm" svg:height="0.819cm" svg:x="5.6cm" svg:y="0.3cm">
          <draw:text-box>
            <text:p><text:span text:style-name="T15">L</text:span><text:span text:style-name="T15">T</text:span><text:span text:style-name="T15">S</text:span><text:span text:style-name="T15"> </text:span><text:span text:style-name="T15">o</text:span><text:span text:style-name="T15">f</text:span><text:span text:style-name="T15"> </text:span><text:span text:style-name="T15">n</text:span><text:span text:style-name="T15">e</text:span><text:span text:style-name="T15">u</text:span><text:span text:style-name="T15">r</text:span><text:span text:style-name="T15">o</text:span><text:span text:style-name="T15">n</text:span><text:span text:style-name="T15"> </text:span><text:span text:style-name="T16">w</text:span></text:p>
          </draw:text-box>
        </draw:frame>
        <draw:custom-shape draw:style-name="gr8" draw:text-style-name="P11" xml:id="id4" draw:id="id4" draw:layer="layout" svg:width="3.25cm" svg:height="0.75cm" svg:x="6.15cm" svg:y="1.4cm">
          <text:p text:style-name="P10"><text:span text:style-name="T10"><text:s/></text:span><text:span text:style-name="T10">3</text:span><text:span text:style-name="T17">δ</text:span><text:span text:style-name="T10">, 5</text:span><text:span text:style-name="T17">δ</text:span><text:span text:style-name="T10">, 7</text:span><text:span text:style-name="T17">δ</text:span><text:span text:style-name="T10">, 9</text:span><text:span text:style-name="T17">δ</text:span><text:span text:style-name="T18">,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5" draw:id="id5" draw:layer="layout" svg:width="3.2cm" svg:height="0.75cm" svg:x="6.2cm" svg:y="3.4cm">
          <text:p text:style-name="P10"><text:span text:style-name="T10">0, 2</text:span><text:span text:style-name="T17">δ</text:span><text:span text:style-name="T10">, 4</text:span><text:span text:style-name="T17">δ</text:span><text:span text:style-name="T10">, 6</text:span><text:span text:style-name="T17">δ</text:span><text:span text:style-name="T18">,...</text:span>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.9cm" svg:height="0.793cm" svg:x="7.5cm" svg:y="2.357cm">
          <draw:text-box>
            <text:p text:style-name="P12"><text:span text:style-name="T19">(-3</text:span><text:span text:style-name="T17">δ</text:span><text:span text:style-name="T20">,1)</text:span></text:p>
          </draw:text-box>
        </draw:frame>
        <draw:connector draw:style-name="gr11" draw:text-style-name="P14" draw:layer="layout" draw:type="line" svg:x1="7.775cm" svg:y1="2.15cm" svg:x2="7.8cm" svg:y2="3.4cm" draw:start-shape="id4" draw:start-glue-point="2" draw:end-shape="id5" draw:end-glue-point="0" svg:d="M7775 2150l25 1250" svg:viewBox="0 0 26 1251">
          <text:p/>
        </draw:connector>
        <draw:custom-shape draw:style-name="gr12" draw:text-style-name="P11" xml:id="id6" draw:id="id6" draw:layer="layout" svg:width="0.8cm" svg:height="0.75cm" svg:x="5.25cm" svg:y="1.4cm">
          <text:p text:style-name="P10"><text:span text:style-name="T17">δ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7" draw:id="id7" draw:layer="layout" svg:width="0.436cm" svg:height="0.55cm" svg:x="6.297cm" svg:y="3.5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.7cm" svg:height="0.793cm" svg:x="5.35cm" svg:y="2.358cm">
          <draw:text-box>
            <text:p text:style-name="P12"><text:span text:style-name="T19">(-</text:span><text:span text:style-name="T17">δ</text:span><text:span text:style-name="T20">,0)</text:span></text:p>
          </draw:text-box>
        </draw:frame>
        <draw:connector draw:style-name="gr11" draw:text-style-name="P14" draw:layer="layout" svg:x1="5.65cm" svg:y1="2.15cm" svg:x2="6.297cm" svg:y2="3.775cm" draw:start-shape="id6" draw:start-glue-point="2" draw:end-shape="id7" draw:end-glue-point="3" svg:d="M5650 2150v1625h647" svg:viewBox="0 0 648 1626">
          <text:p/>
        </draw:connector>
        <draw:custom-shape draw:style-name="gr14" draw:text-style-name="P11" xml:id="id8" draw:id="id8" draw:layer="layout" svg:width="4.5cm" svg:height="1.15cm" svg:x="5.15cm" svg:y="1.2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9.4cm" svg:y1="3.775cm" svg:x2="9.65cm" svg:y2="1.775cm" draw:start-shape="id5" draw:start-glue-point="1" draw:end-shape="id8" draw:end-glue-point="1" svg:d="M9400 3775h751v-2000h-501" svg:viewBox="0 0 752 2001">
          <text:p/>
        </draw:connector>
        <draw:frame draw:style-name="gr10" draw:text-style-name="P13" draw:layer="layout" svg:width="1.9cm" svg:height="0.793cm" svg:x="9.9cm" svg:y="1.958cm">
          <draw:text-box>
            <text:p text:style-name="P12"><text:span text:style-name="T19">(</text:span><text:span text:style-name="T19">+</text:span><text:span text:style-name="T17">δ</text:span><text:span text:style-name="T20">,</text:span><text:span text:style-name="T20">0</text:span><text:span text:style-name="T20">)</text:span></text:p>
          </draw:text-box>
        </draw:frame>
        <draw:connector draw:style-name="gr11" draw:text-style-name="P14" draw:layer="layout" draw:line-skew="0.249cm 0.249cm" svg:x1="9.4cm" svg:y1="3.775cm" svg:x2="7.8cm" svg:y2="4.15cm" draw:start-shape="id5" draw:start-glue-point="1" draw:end-shape="id5" draw:end-glue-point="2" svg:d="M9400 3775h750v1125h-2350v-750" svg:viewBox="0 0 2351 1126">
          <text:p/>
        </draw:connector>
        <draw:frame draw:style-name="gr15" draw:text-style-name="P13" draw:layer="layout" svg:width="2.35cm" svg:height="0.793cm" svg:x="7.9cm" svg:y="4.757cm">
          <draw:text-box>
            <text:p text:style-name="P12"><text:span text:style-name="T19">(</text:span><text:span text:style-name="T19">+</text:span><text:span text:style-name="T19">2</text:span><text:span text:style-name="T17">δ</text:span><text:span text:style-name="T20">,</text:span><text:span text:style-name="T20">0</text:span><text:span text:style-name="T20">)</text:span></text:p>
          </draw:text-box>
        </draw:frame>
        <draw:custom-shape draw:style-name="gr16" draw:text-style-name="P2" xml:id="id9" draw:id="id9" draw:layer="layout" svg:width="0.35cm" svg:height="0.45cm" svg:x="1.551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1.1cm" svg:height="0.793cm" svg:x="0.65cm" svg:y="1.2cm">
          <draw:text-box>
            <text:p><text:span text:style-name="T3">....</text:span></text:p>
          </draw:text-box>
        </draw:frame>
        <draw:frame draw:style-name="gr17" draw:text-style-name="P8" draw:layer="layout" svg:width="1.099cm" svg:height="0.819cm" svg:x="1.101cm" svg:y="1.651cm">
          <draw:text-box>
            <text:p text:style-name="P6"><text:span text:style-name="T10">x</text:span><text:span text:style-name="T21">δ</text:span></text:p>
          </draw:text-box>
        </draw:frame>
        <draw:custom-shape draw:style-name="gr18" draw:text-style-name="P2" xml:id="id3" draw:id="id3" draw:layer="layout" svg:width="0.35cm" svg:height="0.45cm" svg:x="2.95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0" draw:id="id10" draw:layer="layout" svg:width="0.35cm" svg:height="0.45cm" svg:x="4.151cm" svg:y="1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1.15cm" svg:height="0.793cm" svg:x="3.25cm" svg:y="1.201cm">
          <draw:text-box>
            <text:p><text:span text:style-name="T3">....</text:span></text:p>
          </draw:text-box>
        </draw:frame>
        <draw:connector draw:style-name="gr4" draw:text-style-name="P3" draw:layer="layout" draw:type="line" svg:x1="1.726cm" svg:y1="1.951cm" svg:x2="2.425cm" svg:y2="3.05cm" draw:start-shape="id9" draw:end-shape="id2" draw:end-glue-point="0" svg:d="M1726 1951l699 1099" svg:viewBox="0 0 700 1100">
          <text:p/>
        </draw:connector>
        <draw:connector draw:style-name="gr20" draw:text-style-name="P3" draw:layer="layout" draw:type="line" svg:x1="4.326cm" svg:y1="1.952cm" svg:x2="2.425cm" svg:y2="3.05cm" draw:start-shape="id10" draw:end-shape="id2" draw:end-glue-point="0" svg:d="M4326 1952l-1901 1098" svg:viewBox="0 0 1902 1099">
          <text:p/>
        </draw:connector>
        <draw:frame draw:style-name="gr21" draw:text-style-name="P16" draw:layer="layout" svg:width="0.931cm" svg:height="0.819cm" svg:x="2.9cm" svg:y="1.65cm">
          <draw:text-box>
            <text:p><text:span text:style-name="T18">y</text:span><text:span text:style-name="T22">1</text:span></text:p>
          </draw:text-box>
        </draw:frame>
        <draw:frame draw:style-name="gr22" draw:text-style-name="P8" draw:layer="layout" svg:width="1.099cm" svg:height="0.819cm" svg:x="4.101cm" svg:y="1.651cm">
          <draw:text-box>
            <text:p text:style-name="P6"><text:span text:style-name="T10">y</text:span><text:span text:style-name="T21">δ</text:span></text:p>
          </draw:text-box>
        </draw:frame>
        <draw:custom-shape draw:style-name="gr23" draw:text-style-name="P2" xml:id="id11" draw:id="id11" draw:layer="layout" svg:width="0.35cm" svg:height="0.45cm" svg:x="0.951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699cm" svg:height="0.793cm" svg:x="0.401cm" svg:y="-0.15cm">
          <draw:text-box>
            <text:p><text:span text:style-name="T18">x</text:span></text:p>
          </draw:text-box>
        </draw:frame>
        <draw:connector draw:style-name="gr3" draw:text-style-name="P3" draw:layer="layout" draw:type="line" svg:x1="1.126cm" svg:y1="0.55cm" svg:x2="0.525cm" svg:y2="1.5cm" draw:start-shape="id11" draw:end-shape="id1" draw:end-glue-point="0" svg:d="M1126 550l-601 950" svg:viewBox="0 0 602 951">
          <text:p/>
        </draw:connector>
        <draw:connector draw:style-name="gr3" draw:text-style-name="P3" draw:layer="layout" draw:type="line" svg:x1="1.126cm" svg:y1="0.55cm" svg:x2="1.726cm" svg:y2="1.501cm" draw:start-shape="id11" draw:start-glue-point="2" draw:end-shape="id9" svg:d="M1126 550l600 951" svg:viewBox="0 0 601 952">
          <text:p/>
        </draw:connector>
        <draw:custom-shape draw:style-name="gr24" draw:text-style-name="P2" xml:id="id12" draw:id="id12" draw:layer="layout" svg:width="0.35cm" svg:height="0.45cm" svg:x="3.563cm" svg:y="0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0.699cm" svg:height="0.793cm" svg:x="3.013cm" svg:y="-0.149cm">
          <draw:text-box>
            <text:p><text:span text:style-name="T18">y</text:span></text:p>
          </draw:text-box>
        </draw:frame>
        <draw:connector draw:style-name="gr3" draw:text-style-name="P3" draw:layer="layout" draw:type="line" svg:x1="3.738cm" svg:y1="0.551cm" svg:x2="3.125cm" svg:y2="1.501cm" draw:start-shape="id12" draw:end-shape="id3" draw:end-glue-point="0" svg:d="M3738 551l-613 950" svg:viewBox="0 0 614 951">
          <text:p/>
        </draw:connector>
        <draw:connector draw:style-name="gr3" draw:text-style-name="P3" draw:layer="layout" draw:type="line" svg:x1="3.738cm" svg:y1="0.551cm" svg:x2="4.326cm" svg:y2="1.502cm" draw:start-shape="id12" draw:start-glue-point="2" draw:end-shape="id10" svg:d="M3738 551l588 951" svg:viewBox="0 0 589 952">
          <text:p/>
        </draw:connector>
        <draw:frame draw:style-name="gr21" draw:text-style-name="P16" draw:layer="layout" svg:width="0.931cm" svg:height="0.819cm" svg:x="0.001cm" svg:y="1.651cm">
          <draw:text-box>
            <text:p><text:span text:style-name="T18">x</text:span><text:span text:style-name="T2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3" svg:font-family="'Liberation Sans'" style:font-family-generic="roman"/>
    <style:font-face style:name="CMU Serif2" svg:font-family="'CMU Serif'" style:font-family-generic="swiss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5" draw:display-name="Arrowheads 5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5cm" fo:page-height="5.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14T18:10:03.962434242</dc:date>
    <meta:editing-duration>PT1H49M25S</meta:editing-duration>
    <meta:editing-cycles>53</meta:editing-cycles>
    <meta:generator>LibreOffice/7.1.3.2$Linux_X86_64 LibreOffice_project/10$Build-2</meta:generator>
    <meta:document-statistic meta:object-count="39"/>
  </office:meta>
</office:document-meta>
</file>